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b82" officeooo:paragraph-rsid="00198b82"/>
    </style:style>
    <style:style style:name="P2" style:family="paragraph" style:parent-style-name="Standard">
      <style:paragraph-properties fo:text-align="start" style:justify-single-word="false"/>
      <style:text-properties officeooo:rsid="00198b82" officeooo:paragraph-rsid="00198b82"/>
    </style:style>
    <style:style style:name="P3" style:family="paragraph" style:parent-style-name="Standard">
      <style:paragraph-properties fo:text-align="justify" style:justify-single-word="false"/>
      <style:text-properties officeooo:rsid="00198b82" officeooo:paragraph-rsid="00198b82"/>
    </style:style>
    <style:style style:name="P4" style:family="paragraph" style:parent-style-name="Standard">
      <style:paragraph-properties fo:text-align="justify" style:justify-single-word="false"/>
      <style:text-properties officeooo:rsid="001ba6b6" officeooo:paragraph-rsid="001ba6b6"/>
    </style:style>
    <style:style style:name="T1" style:family="text">
      <style:text-properties officeooo:rsid="001a9b44"/>
    </style:style>
    <style:style style:name="T2" style:family="text">
      <style:text-properties officeooo:rsid="001ba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éma: Nešťastné vztahy na venkově, často z donucení</text:p>
      <text:p text:style-name="P1">Motivy: Peníze, negativní vlastnosti lidí, </text:p>
      <text:p text:style-name="P1">Časoprostor: Konec 19. století nedaleko Brna</text:p>
      <text:p text:style-name="P1">Členění → krásných pět jednání (Podle aristotelovských pravidel)</text:p>
      <text:p text:style-name="P1"><text:tab/>Expozice</text:p>
      <text:p text:style-name="P1"><text:tab/>→ Vávra se domluví s Lízalem ohledně sňatku</text:p>
      <text:p text:style-name="P1"><text:tab/>→ Potkají Francka mezi rekruty</text:p>
      <text:p text:style-name="P2"><text:tab/><text:span text:style-name="T1">2. Jednání</text:span></text:p>
      <text:p text:style-name="P2"><text:tab/>→<text:span text:style-name="T1"> Maryša se to dozví</text:span></text:p>
      <text:p text:style-name="P2"><text:tab/>→<text:span text:style-name="T1"> Konflikt Maryši a Rodičů</text:span></text:p>
      <text:p text:style-name="P2"><text:tab/>→<text:span text:style-name="T1"> Maryša se za něj přecijen vdá</text:span></text:p>
      <text:p text:style-name="P3"><text:span text:style-name="T1"><text:tab/>3. Jednání</text:span></text:p>
      <text:p text:style-name="P3"><text:tab/>→<text:span text:style-name="T1"> o 2 roky později</text:span></text:p>
      <text:p text:style-name="P3"><text:tab/>→<text:span text:style-name="T1"> V hospodě</text:span></text:p>
      <text:p text:style-name="P3"><text:tab/>→<text:span text:style-name="T1"> Lidé komentují, že ji bije</text:span></text:p>
      <text:p text:style-name="P3"><text:tab/>→<text:span text:style-name="T1"> Vrátí se francek a veřejně prohlásí, že s Maryšou bude a doprovází ji domů</text:span></text:p>
      <text:p text:style-name="P3"><text:tab/>→<text:span text:style-name="T1"> Poté přijde dopis pro Lízala od soudu, že se s ním Vávra soudí</text:span></text:p>
      <text:p text:style-name="P3"><text:span text:style-name="T1"><text:tab/>4. Dějství</text:span></text:p>
      <text:p text:style-name="P3"><text:tab/>→<text:span text:style-name="T1"> Lízal se Maryše omlouvá, chce ji zpátky domů, došlo mu jak tam Maryša trpí</text:span></text:p>
      <text:p text:style-name="P3"><text:tab/>→<text:span text:style-name="T2"> Francek jí nabídne utéct do Brna</text:span></text:p>
      <text:p text:style-name="P3"><text:tab/>→<text:span text:style-name="T2"> Vávra se vrátí opilý domů a vytáhne z Maryši kde se mají sejít</text:span></text:p>
      <text:p text:style-name="P3"><text:tab/>→<text:span text:style-name="T2"> Vávra se pokusí ho zastřelit, což se nepovede, Vávra ho chce zabít i ráno</text:span></text:p>
      <text:p text:style-name="P3"><text:tab/>→<text:span text:style-name="T2"> Zatímco Vávra je otráven Maryšou, je nadhozen od Lízala smířlivý konec</text:span></text:p>
      <text:p text:style-name="P3"><text:tab/>→<text:span text:style-name="T2"> Konec se neřeší</text:span></text:p>
      <text:p text:style-name="P3"/>
      <text:p text:style-name="P4">Psáno slováckým nářečím → Tudíž to je nespisov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20:07.144498091</meta:creation-date>
    <dc:date>2018-10-10T18:22:17.523955243</dc:date>
    <meta:editing-duration>PT6H21M15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5" meta:word-count="182" meta:character-count="993" meta:non-whitespace-character-count="815"/>
  </office:meta>
</office:document-meta>
</file>